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1cm"/>
    </style:style>
    <style:style style:name="co2" style:family="table-column">
      <style:table-column-properties fo:break-before="auto" style:column-width="3.009cm"/>
    </style:style>
    <style:style style:name="co3" style:family="table-column">
      <style:table-column-properties fo:break-before="auto" style:column-width="2.526cm"/>
    </style:style>
    <style:style style:name="co4" style:family="table-column">
      <style:table-column-properties fo:break-before="auto" style:column-width="2.365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3.04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d9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6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ackground-color="#d6dce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47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number-columns-repeated="14" table:default-cell-style-name="Default"/>
        <table:table-column table:style-name="co5" table:number-columns-repeated="38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Datos Medidos</text:p>
          </table:table-cell>
          <table:covered-table-cell table:number-columns-repeated="3" table:style-name="ce10"/>
          <table:table-cell table:style-name="ce13"/>
          <table:table-cell table:number-columns-repeated="58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Potencia medida en dBm</text:p>
          </table:table-cell>
          <table:covered-table-cell table:number-columns-repeated="3" table:style-name="ce10"/>
          <table:table-cell table:style-name="ce14"/>
          <table:table-cell table:style-name="ce15" table:number-columns-repeated="5"/>
          <table:table-cell table:style-name="ce21"/>
          <table:table-cell table:number-columns-repeated="52"/>
        </table:table-row>
        <table:table-row table:style-name="ro1">
          <table:table-cell table:style-name="ce1" office:value-type="string" calcext:value-type="string">
            <text:p>GT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14"/>
          <table:table-cell table:style-name="ce16" office:value-type="string" calcext:value-type="string" table:number-columns-spanned="5" table:number-rows-spanned="1">
            <text:p>atenuacion Cable</text:p>
          </table:table-cell>
          <table:covered-table-cell table:number-columns-repeated="3" table:style-name="ce18"/>
          <table:covered-table-cell table:style-name="ce20"/>
          <table:table-cell table:style-name="ce21"/>
          <table:table-cell table:number-columns-repeated="52"/>
        </table:table-row>
        <table:table-row table:style-name="ro1">
          <table:table-cell table:style-name="ce2" office:value-type="string" calcext:value-type="string">
            <text:p>Frecuencia</text:p>
          </table:table-cell>
          <table:table-cell table:style-name="ce8" office:value-type="string" calcext:value-type="string">
            <text:p>GTX = 0 dB</text:p>
          </table:table-cell>
          <table:table-cell table:style-name="ce11" office:value-type="string" calcext:value-type="string">
            <text:p>GTX = 5 dB</text:p>
          </table:table-cell>
          <table:table-cell table:style-name="ce11" office:value-type="string" calcext:value-type="string">
            <text:p>GTX = 10 dB</text:p>
          </table:table-cell>
          <table:table-cell table:style-name="ce11" office:value-type="string" calcext:value-type="string">
            <text:p>GTX = 15 dB</text:p>
          </table:table-cell>
          <table:table-cell table:style-name="ce14"/>
          <table:table-cell table:style-name="ce17" office:value-type="string" calcext:value-type="string">
            <text:p>Frecuencia MHz</text:p>
          </table:table-cell>
          <table:table-cell table:style-name="ce8" office:value-type="string" calcext:value-type="string">
            <text:p>GTX = 0 dB</text:p>
          </table:table-cell>
          <table:table-cell table:style-name="ce11" office:value-type="string" calcext:value-type="string">
            <text:p>GTX = 5 dB</text:p>
          </table:table-cell>
          <table:table-cell table:style-name="ce11" office:value-type="string" calcext:value-type="string">
            <text:p>GTX = 10 dB</text:p>
          </table:table-cell>
          <table:table-cell table:style-name="ce11" office:value-type="string" calcext:value-type="string">
            <text:p>GTX = 15 dB</text:p>
          </table:table-cell>
          <table:table-cell table:style-name="ce22"/>
          <table:table-cell table:number-columns-repeated="52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1" office:value-type="float" office:value="-45.52" calcext:value-type="float">
            <text:p>-45,52</text:p>
          </table:table-cell>
          <table:table-cell table:style-name="ce31" office:value-type="float" office:value="-39.49" calcext:value-type="float">
            <text:p>-39,49</text:p>
          </table:table-cell>
          <table:table-cell table:style-name="ce31" office:value-type="float" office:value="-33.19" calcext:value-type="float">
            <text:p>-33,19</text:p>
          </table:table-cell>
          <table:table-cell table:style-name="ce31" office:value-type="float" office:value="-29.55" calcext:value-type="float">
            <text:p>-29,55</text:p>
          </table:table-cell>
          <table:table-cell table:style-name="ce14"/>
          <table:table-cell table:style-name="ce3" office:value-type="float" office:value="50" calcext:value-type="float">
            <text:p>50</text:p>
          </table:table-cell>
          <table:table-cell table:style-name="ce19" table:formula="of:=-([.$B$22]+[.$B$3]-[.$B$23]-[.B5])" office:value-type="float" office:value="-3.1" calcext:value-type="float">
            <text:p>-3,10</text:p>
          </table:table-cell>
          <table:table-cell table:style-name="ce19" table:formula="of:=-([.$B$22]+[.$C$3]-[.$B$23]-[.C5])" office:value-type="float" office:value="-2.07" calcext:value-type="float">
            <text:p>-2,07</text:p>
          </table:table-cell>
          <table:table-cell table:style-name="ce19" table:formula="of:=-([.$B$22]+[.$D$3]-[.$B$23]-[.D5])" office:value-type="float" office:value="-0.769999999999996" calcext:value-type="float">
            <text:p>-0,77</text:p>
          </table:table-cell>
          <table:table-cell table:style-name="ce19" table:formula="of:=-([.$B$22]+[.$E$3]-[.$B$23]-[.E5])" office:value-type="float" office:value="-2.13" calcext:value-type="float">
            <text:p>-2,13</text:p>
          </table:table-cell>
          <table:table-cell table:number-columns-repeated="5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1" office:value-type="float" office:value="-43.45" calcext:value-type="float">
            <text:p>-43,45</text:p>
          </table:table-cell>
          <table:table-cell table:style-name="ce31" office:value-type="float" office:value="-38.27" calcext:value-type="float">
            <text:p>-38,27</text:p>
          </table:table-cell>
          <table:table-cell table:style-name="ce31" office:value-type="float" office:value="-33.28" calcext:value-type="float">
            <text:p>-33,28</text:p>
          </table:table-cell>
          <table:table-cell table:style-name="ce31" office:value-type="float" office:value="-28.55" calcext:value-type="float">
            <text:p>-28,55</text:p>
          </table:table-cell>
          <table:table-cell table:style-name="ce14"/>
          <table:table-cell table:style-name="ce3" office:value-type="float" office:value="60" calcext:value-type="float">
            <text:p>60</text:p>
          </table:table-cell>
          <table:table-cell table:style-name="ce19" table:formula="of:=-([.$B$22]+[.$B$3]-[.$B$23]-[.B6])" office:value-type="float" office:value="-1.03" calcext:value-type="float">
            <text:p>-1,03</text:p>
          </table:table-cell>
          <table:table-cell table:style-name="ce19" table:formula="of:=-([.$B$22]+[.$C$3]-[.$B$23]-[.C6])" office:value-type="float" office:value="-0.850000000000001" calcext:value-type="float">
            <text:p>-0,85</text:p>
          </table:table-cell>
          <table:table-cell table:style-name="ce19" table:formula="of:=-([.$B$22]+[.$D$3]-[.$B$23]-[.D6])" office:value-type="float" office:value="-0.859999999999999" calcext:value-type="float">
            <text:p>-0,86</text:p>
          </table:table-cell>
          <table:table-cell table:style-name="ce19" table:formula="of:=-([.$B$22]+[.$E$3]-[.$B$23]-[.E6])" office:value-type="float" office:value="-1.13" calcext:value-type="float">
            <text:p>-1,13</text:p>
          </table:table-cell>
          <table:table-cell table:number-columns-repeated="5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1" office:value-type="float" office:value="-43.3" calcext:value-type="float">
            <text:p>-43,3</text:p>
          </table:table-cell>
          <table:table-cell table:style-name="ce31" office:value-type="float" office:value="-38.23" calcext:value-type="float">
            <text:p>-38,23</text:p>
          </table:table-cell>
          <table:table-cell table:style-name="ce31" office:value-type="float" office:value="-33.27" calcext:value-type="float">
            <text:p>-33,27</text:p>
          </table:table-cell>
          <table:table-cell table:style-name="ce31" office:value-type="float" office:value="-28.45" calcext:value-type="float">
            <text:p>-28,45</text:p>
          </table:table-cell>
          <table:table-cell table:style-name="ce14"/>
          <table:table-cell table:style-name="ce3" office:value-type="float" office:value="70" calcext:value-type="float">
            <text:p>70</text:p>
          </table:table-cell>
          <table:table-cell table:style-name="ce19" table:formula="of:=-([.$B$22]+[.$B$3]-[.$B$23]-[.B7])" office:value-type="float" office:value="-0.879999999999995" calcext:value-type="float">
            <text:p>-0,88</text:p>
          </table:table-cell>
          <table:table-cell table:style-name="ce19" table:formula="of:=-([.$B$22]+[.$C$3]-[.$B$23]-[.C7])" office:value-type="float" office:value="-0.809999999999995" calcext:value-type="float">
            <text:p>-0,81</text:p>
          </table:table-cell>
          <table:table-cell table:style-name="ce19" table:formula="of:=-([.$B$22]+[.$D$3]-[.$B$23]-[.D7])" office:value-type="float" office:value="-0.850000000000001" calcext:value-type="float">
            <text:p>-0,85</text:p>
          </table:table-cell>
          <table:table-cell table:style-name="ce19" table:formula="of:=-([.$B$22]+[.$E$3]-[.$B$23]-[.E7])" office:value-type="float" office:value="-1.03" calcext:value-type="float">
            <text:p>-1,03</text:p>
          </table:table-cell>
          <table:table-cell table:number-columns-repeated="5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1" office:value-type="float" office:value="-43.72" calcext:value-type="float">
            <text:p>-43,72</text:p>
          </table:table-cell>
          <table:table-cell table:style-name="ce31" office:value-type="float" office:value="-38.58" calcext:value-type="float">
            <text:p>-38,58</text:p>
          </table:table-cell>
          <table:table-cell table:style-name="ce31" office:value-type="float" office:value="-33.57" calcext:value-type="float">
            <text:p>-33,57</text:p>
          </table:table-cell>
          <table:table-cell table:style-name="ce31" office:value-type="float" office:value="-28.69" calcext:value-type="float">
            <text:p>-28,69</text:p>
          </table:table-cell>
          <table:table-cell table:style-name="ce14"/>
          <table:table-cell table:style-name="ce3" office:value-type="float" office:value="80" calcext:value-type="float">
            <text:p>80</text:p>
          </table:table-cell>
          <table:table-cell table:style-name="ce19" table:formula="of:=-([.$B$22]+[.$B$3]-[.$B$23]-[.B8])" office:value-type="float" office:value="-1.3" calcext:value-type="float">
            <text:p>-1,30</text:p>
          </table:table-cell>
          <table:table-cell table:style-name="ce19" table:formula="of:=-([.$B$22]+[.$C$3]-[.$B$23]-[.C8])" office:value-type="float" office:value="-1.16" calcext:value-type="float">
            <text:p>-1,16</text:p>
          </table:table-cell>
          <table:table-cell table:style-name="ce19" table:formula="of:=-([.$B$22]+[.$D$3]-[.$B$23]-[.D8])" office:value-type="float" office:value="-1.15" calcext:value-type="float">
            <text:p>-1,15</text:p>
          </table:table-cell>
          <table:table-cell table:style-name="ce19" table:formula="of:=-([.$B$22]+[.$E$3]-[.$B$23]-[.E8])" office:value-type="float" office:value="-1.27" calcext:value-type="float">
            <text:p>-1,27</text:p>
          </table:table-cell>
          <table:table-cell table:number-columns-repeated="5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1" office:value-type="float" office:value="-44.02" calcext:value-type="float">
            <text:p>-44,02</text:p>
          </table:table-cell>
          <table:table-cell table:style-name="ce31" office:value-type="float" office:value="-38.97" calcext:value-type="float">
            <text:p>-38,97</text:p>
          </table:table-cell>
          <table:table-cell table:style-name="ce31" office:value-type="float" office:value="-33.89" calcext:value-type="float">
            <text:p>-33,89</text:p>
          </table:table-cell>
          <table:table-cell table:style-name="ce31" office:value-type="float" office:value="-29.02" calcext:value-type="float">
            <text:p>-29,02</text:p>
          </table:table-cell>
          <table:table-cell table:style-name="ce14"/>
          <table:table-cell table:style-name="ce3" office:value-type="float" office:value="90" calcext:value-type="float">
            <text:p>90</text:p>
          </table:table-cell>
          <table:table-cell table:style-name="ce19" table:formula="of:=-([.$B$22]+[.$B$3]-[.$B$23]-[.B9])" office:value-type="float" office:value="-1.6" calcext:value-type="float">
            <text:p>-1,60</text:p>
          </table:table-cell>
          <table:table-cell table:style-name="ce19" table:formula="of:=-([.$B$22]+[.$C$3]-[.$B$23]-[.C9])" office:value-type="float" office:value="-1.55" calcext:value-type="float">
            <text:p>-1,55</text:p>
          </table:table-cell>
          <table:table-cell table:style-name="ce19" table:formula="of:=-([.$B$22]+[.$D$3]-[.$B$23]-[.D9])" office:value-type="float" office:value="-1.47" calcext:value-type="float">
            <text:p>-1,47</text:p>
          </table:table-cell>
          <table:table-cell table:style-name="ce19" table:formula="of:=-([.$B$22]+[.$E$3]-[.$B$23]-[.E9])" office:value-type="float" office:value="-1.6" calcext:value-type="float">
            <text:p>-1,60</text:p>
          </table:table-cell>
          <table:table-cell table:number-columns-repeated="5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1" office:value-type="float" office:value="-44.48" calcext:value-type="float">
            <text:p>-44,48</text:p>
          </table:table-cell>
          <table:table-cell table:style-name="ce31" office:value-type="float" office:value="-39.39" calcext:value-type="float">
            <text:p>-39,39</text:p>
          </table:table-cell>
          <table:table-cell table:style-name="ce31" office:value-type="float" office:value="-34.25" calcext:value-type="float">
            <text:p>-34,25</text:p>
          </table:table-cell>
          <table:table-cell table:style-name="ce31" office:value-type="float" office:value="-29.47" calcext:value-type="float">
            <text:p>-29,47</text:p>
          </table:table-cell>
          <table:table-cell table:style-name="ce14"/>
          <table:table-cell table:style-name="ce3" office:value-type="float" office:value="100" calcext:value-type="float">
            <text:p>100</text:p>
          </table:table-cell>
          <table:table-cell table:style-name="ce19" table:formula="of:=-([.$B$22]+[.$B$3]-[.$B$23]-[.B10])" office:value-type="float" office:value="-2.06" calcext:value-type="float">
            <text:p>-2,06</text:p>
          </table:table-cell>
          <table:table-cell table:style-name="ce19" table:formula="of:=-([.$B$22]+[.$C$3]-[.$B$23]-[.C10])" office:value-type="float" office:value="-1.97" calcext:value-type="float">
            <text:p>-1,97</text:p>
          </table:table-cell>
          <table:table-cell table:style-name="ce19" table:formula="of:=-([.$B$22]+[.$D$3]-[.$B$23]-[.D10])" office:value-type="float" office:value="-1.83" calcext:value-type="float">
            <text:p>-1,83</text:p>
          </table:table-cell>
          <table:table-cell table:style-name="ce19" table:formula="of:=-([.$B$22]+[.$E$3]-[.$B$23]-[.E10])" office:value-type="float" office:value="-2.05" calcext:value-type="float">
            <text:p>-2,05</text:p>
          </table:table-cell>
          <table:table-cell table:number-columns-repeated="53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1" office:value-type="float" office:value="-48.9" calcext:value-type="float">
            <text:p>-48,9</text:p>
          </table:table-cell>
          <table:table-cell table:style-name="ce31" office:value-type="float" office:value="-43.2" calcext:value-type="float">
            <text:p>-43,2</text:p>
          </table:table-cell>
          <table:table-cell table:style-name="ce31" office:value-type="float" office:value="-39.06" calcext:value-type="float">
            <text:p>-39,06</text:p>
          </table:table-cell>
          <table:table-cell table:style-name="ce31" office:value-type="float" office:value="-33.51" calcext:value-type="float">
            <text:p>-33,51</text:p>
          </table:table-cell>
          <table:table-cell table:style-name="ce14"/>
          <table:table-cell table:style-name="ce3" office:value-type="float" office:value="200" calcext:value-type="float">
            <text:p>200</text:p>
          </table:table-cell>
          <table:table-cell table:style-name="ce19" table:formula="of:=-([.$B$22]+[.$B$3]-[.$B$23]-[.B11])" office:value-type="float" office:value="-6.48" calcext:value-type="float">
            <text:p>-6,48</text:p>
          </table:table-cell>
          <table:table-cell table:style-name="ce19" table:formula="of:=-([.$B$22]+[.$C$3]-[.$B$23]-[.C11])" office:value-type="float" office:value="-5.78" calcext:value-type="float">
            <text:p>-5,78</text:p>
          </table:table-cell>
          <table:table-cell table:style-name="ce19" table:formula="of:=-([.$B$22]+[.$D$3]-[.$B$23]-[.D11])" office:value-type="float" office:value="-6.64" calcext:value-type="float">
            <text:p>-6,64</text:p>
          </table:table-cell>
          <table:table-cell table:style-name="ce19" table:formula="of:=-([.$B$22]+[.$E$3]-[.$B$23]-[.E11])" office:value-type="float" office:value="-6.09" calcext:value-type="float">
            <text:p>-6,09</text:p>
          </table:table-cell>
          <table:table-cell table:number-columns-repeated="53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31" office:value-type="float" office:value="-51.6" calcext:value-type="float">
            <text:p>-51,6</text:p>
          </table:table-cell>
          <table:table-cell table:style-name="ce31" office:value-type="float" office:value="-46.65" calcext:value-type="float">
            <text:p>-46,65</text:p>
          </table:table-cell>
          <table:table-cell table:style-name="ce31" office:value-type="float" office:value="-41.8" calcext:value-type="float">
            <text:p>-41,8</text:p>
          </table:table-cell>
          <table:table-cell table:style-name="ce31" office:value-type="float" office:value="-37.03" calcext:value-type="float">
            <text:p>-37,03</text:p>
          </table:table-cell>
          <table:table-cell table:style-name="ce14"/>
          <table:table-cell table:style-name="ce3" office:value-type="float" office:value="300" calcext:value-type="float">
            <text:p>300</text:p>
          </table:table-cell>
          <table:table-cell table:style-name="ce19" table:formula="of:=-([.$B$22]+[.$B$3]-[.$B$23]-[.B12])" office:value-type="float" office:value="-9.18" calcext:value-type="float">
            <text:p>-9,18</text:p>
          </table:table-cell>
          <table:table-cell table:style-name="ce19" table:formula="of:=-([.$B$22]+[.$C$3]-[.$B$23]-[.C12])" office:value-type="float" office:value="-9.23" calcext:value-type="float">
            <text:p>-9,23</text:p>
          </table:table-cell>
          <table:table-cell table:style-name="ce19" table:formula="of:=-([.$B$22]+[.$D$3]-[.$B$23]-[.D12])" office:value-type="float" office:value="-9.38" calcext:value-type="float">
            <text:p>-9,38</text:p>
          </table:table-cell>
          <table:table-cell table:style-name="ce19" table:formula="of:=-([.$B$22]+[.$E$3]-[.$B$23]-[.E12])" office:value-type="float" office:value="-9.61" calcext:value-type="float">
            <text:p>-9,61</text:p>
          </table:table-cell>
          <table:table-cell table:number-columns-repeated="53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31" office:value-type="float" office:value="-54.9" calcext:value-type="float">
            <text:p>-54,9</text:p>
          </table:table-cell>
          <table:table-cell table:style-name="ce31" office:value-type="float" office:value="-49.66" calcext:value-type="float">
            <text:p>-49,66</text:p>
          </table:table-cell>
          <table:table-cell table:style-name="ce31" office:value-type="float" office:value="-44.73" calcext:value-type="float">
            <text:p>-44,73</text:p>
          </table:table-cell>
          <table:table-cell table:style-name="ce31" office:value-type="float" office:value="-40.18" calcext:value-type="float">
            <text:p>-40,18</text:p>
          </table:table-cell>
          <table:table-cell table:style-name="ce14"/>
          <table:table-cell table:style-name="ce3" office:value-type="float" office:value="400" calcext:value-type="float">
            <text:p>400</text:p>
          </table:table-cell>
          <table:table-cell table:style-name="ce19" table:formula="of:=-([.$B$22]+[.$B$3]-[.$B$23]-[.B13])" office:value-type="float" office:value="-12.48" calcext:value-type="float">
            <text:p>-12,48</text:p>
          </table:table-cell>
          <table:table-cell table:style-name="ce19" table:formula="of:=-([.$B$22]+[.$C$3]-[.$B$23]-[.C13])" office:value-type="float" office:value="-12.24" calcext:value-type="float">
            <text:p>-12,24</text:p>
          </table:table-cell>
          <table:table-cell table:style-name="ce19" table:formula="of:=-([.$B$22]+[.$D$3]-[.$B$23]-[.D13])" office:value-type="float" office:value="-12.31" calcext:value-type="float">
            <text:p>-12,31</text:p>
          </table:table-cell>
          <table:table-cell table:style-name="ce19" table:formula="of:=-([.$B$22]+[.$E$3]-[.$B$23]-[.E13])" office:value-type="float" office:value="-12.76" calcext:value-type="float">
            <text:p>-12,76</text:p>
          </table:table-cell>
          <table:table-cell table:number-columns-repeated="5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1" office:value-type="float" office:value="-57.61" calcext:value-type="float">
            <text:p>-57,61</text:p>
          </table:table-cell>
          <table:table-cell table:style-name="ce31" office:value-type="float" office:value="-52.79" calcext:value-type="float">
            <text:p>-52,79</text:p>
          </table:table-cell>
          <table:table-cell table:style-name="ce31" office:value-type="float" office:value="-48" calcext:value-type="float">
            <text:p>-48</text:p>
          </table:table-cell>
          <table:table-cell table:style-name="ce31" office:value-type="float" office:value="-43.35" calcext:value-type="float">
            <text:p>-43,35</text:p>
          </table:table-cell>
          <table:table-cell table:style-name="ce14"/>
          <table:table-cell table:style-name="ce3" office:value-type="float" office:value="500" calcext:value-type="float">
            <text:p>500</text:p>
          </table:table-cell>
          <table:table-cell table:style-name="ce19" table:formula="of:=-([.$B$22]+[.$B$3]-[.$B$23]-[.B14])" office:value-type="float" office:value="-15.19" calcext:value-type="float">
            <text:p>-15,19</text:p>
          </table:table-cell>
          <table:table-cell table:style-name="ce19" table:formula="of:=-([.$B$22]+[.$C$3]-[.$B$23]-[.C14])" office:value-type="float" office:value="-15.37" calcext:value-type="float">
            <text:p>-15,37</text:p>
          </table:table-cell>
          <table:table-cell table:style-name="ce19" table:formula="of:=-([.$B$22]+[.$D$3]-[.$B$23]-[.D14])" office:value-type="float" office:value="-15.58" calcext:value-type="float">
            <text:p>-15,58</text:p>
          </table:table-cell>
          <table:table-cell table:style-name="ce19" table:formula="of:=-([.$B$22]+[.$E$3]-[.$B$23]-[.E14])" office:value-type="float" office:value="-15.93" calcext:value-type="float">
            <text:p>-15,93</text:p>
          </table:table-cell>
          <table:table-cell table:number-columns-repeated="53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31" office:value-type="float" office:value="-60.74" calcext:value-type="float">
            <text:p>-60,74</text:p>
          </table:table-cell>
          <table:table-cell table:style-name="ce31" office:value-type="float" office:value="-57.17" calcext:value-type="float">
            <text:p>-57,17</text:p>
          </table:table-cell>
          <table:table-cell table:style-name="ce31" office:value-type="float" office:value="-50.8" calcext:value-type="float">
            <text:p>-50,8</text:p>
          </table:table-cell>
          <table:table-cell table:style-name="ce31" office:value-type="float" office:value="-46.29" calcext:value-type="float">
            <text:p>-46,29</text:p>
          </table:table-cell>
          <table:table-cell table:style-name="ce14"/>
          <table:table-cell table:style-name="ce3" office:value-type="float" office:value="600" calcext:value-type="float">
            <text:p>600</text:p>
          </table:table-cell>
          <table:table-cell table:style-name="ce19" table:formula="of:=-([.$B$22]+[.$B$3]-[.$B$23]-[.B15])" office:value-type="float" office:value="-18.32" calcext:value-type="float">
            <text:p>-18,32</text:p>
          </table:table-cell>
          <table:table-cell table:style-name="ce19" table:formula="of:=-([.$B$22]+[.$C$3]-[.$B$23]-[.C15])" office:value-type="float" office:value="-19.75" calcext:value-type="float">
            <text:p>-19,75</text:p>
          </table:table-cell>
          <table:table-cell table:style-name="ce19" table:formula="of:=-([.$B$22]+[.$D$3]-[.$B$23]-[.D15])" office:value-type="float" office:value="-18.38" calcext:value-type="float">
            <text:p>-18,38</text:p>
          </table:table-cell>
          <table:table-cell table:style-name="ce19" table:formula="of:=-([.$B$22]+[.$E$3]-[.$B$23]-[.E15])" office:value-type="float" office:value="-18.87" calcext:value-type="float">
            <text:p>-18,87</text:p>
          </table:table-cell>
          <table:table-cell table:number-columns-repeated="53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table:style-name="ce31" office:value-type="float" office:value="-63.89" calcext:value-type="float">
            <text:p>-63,89</text:p>
          </table:table-cell>
          <table:table-cell table:style-name="ce31" office:value-type="float" office:value="-60.07" calcext:value-type="float">
            <text:p>-60,07</text:p>
          </table:table-cell>
          <table:table-cell table:style-name="ce31" office:value-type="float" office:value="-54.17" calcext:value-type="float">
            <text:p>-54,17</text:p>
          </table:table-cell>
          <table:table-cell table:style-name="ce31" office:value-type="float" office:value="-49.33" calcext:value-type="float">
            <text:p>-49,33</text:p>
          </table:table-cell>
          <table:table-cell table:style-name="ce14"/>
          <table:table-cell table:style-name="ce3" office:value-type="float" office:value="700" calcext:value-type="float">
            <text:p>700</text:p>
          </table:table-cell>
          <table:table-cell table:style-name="ce19" table:formula="of:=-([.$B$22]+[.$B$3]-[.$B$23]-[.B16])" office:value-type="float" office:value="-21.47" calcext:value-type="float">
            <text:p>-21,47</text:p>
          </table:table-cell>
          <table:table-cell table:style-name="ce19" table:formula="of:=-([.$B$22]+[.$C$3]-[.$B$23]-[.C16])" office:value-type="float" office:value="-22.65" calcext:value-type="float">
            <text:p>-22,65</text:p>
          </table:table-cell>
          <table:table-cell table:style-name="ce19" table:formula="of:=-([.$B$22]+[.$D$3]-[.$B$23]-[.D16])" office:value-type="float" office:value="-21.75" calcext:value-type="float">
            <text:p>-21,75</text:p>
          </table:table-cell>
          <table:table-cell table:style-name="ce19" table:formula="of:=-([.$B$22]+[.$E$3]-[.$B$23]-[.E16])" office:value-type="float" office:value="-21.91" calcext:value-type="float">
            <text:p>-21,91</text:p>
          </table:table-cell>
          <table:table-cell table:number-columns-repeated="53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31" office:value-type="float" office:value="-66.48" calcext:value-type="float">
            <text:p>-66,48</text:p>
          </table:table-cell>
          <table:table-cell table:style-name="ce31" office:value-type="float" office:value="-62.87" calcext:value-type="float">
            <text:p>-62,87</text:p>
          </table:table-cell>
          <table:table-cell table:style-name="ce31" office:value-type="float" office:value="-57.35" calcext:value-type="float">
            <text:p>-57,35</text:p>
          </table:table-cell>
          <table:table-cell table:style-name="ce31" office:value-type="float" office:value="-52.34" calcext:value-type="float">
            <text:p>-52,34</text:p>
          </table:table-cell>
          <table:table-cell table:style-name="ce14"/>
          <table:table-cell table:style-name="ce3" office:value-type="float" office:value="800" calcext:value-type="float">
            <text:p>800</text:p>
          </table:table-cell>
          <table:table-cell table:style-name="ce19" table:formula="of:=-([.$B$22]+[.$B$3]-[.$B$23]-[.B17])" office:value-type="float" office:value="-24.06" calcext:value-type="float">
            <text:p>-24,06</text:p>
          </table:table-cell>
          <table:table-cell table:style-name="ce19" table:formula="of:=-([.$B$22]+[.$C$3]-[.$B$23]-[.C17])" office:value-type="float" office:value="-25.45" calcext:value-type="float">
            <text:p>-25,45</text:p>
          </table:table-cell>
          <table:table-cell table:style-name="ce19" table:formula="of:=-([.$B$22]+[.$D$3]-[.$B$23]-[.D17])" office:value-type="float" office:value="-24.93" calcext:value-type="float">
            <text:p>-24,93</text:p>
          </table:table-cell>
          <table:table-cell table:style-name="ce19" table:formula="of:=-([.$B$22]+[.$E$3]-[.$B$23]-[.E17])" office:value-type="float" office:value="-24.92" calcext:value-type="float">
            <text:p>-24,92</text:p>
          </table:table-cell>
          <table:table-cell table:number-columns-repeated="53"/>
        </table:table-row>
        <table:table-row table:style-name="ro1">
          <table:table-cell table:style-name="ce3" office:value-type="float" office:value="900" calcext:value-type="float">
            <text:p>900</text:p>
          </table:table-cell>
          <table:table-cell table:style-name="ce31" office:value-type="float" office:value="-69.88" calcext:value-type="float">
            <text:p>-69,88</text:p>
          </table:table-cell>
          <table:table-cell table:style-name="ce32" office:value-type="float" office:value="-64.63" calcext:value-type="float">
            <text:p>-64,63</text:p>
          </table:table-cell>
          <table:table-cell table:style-name="ce31" office:value-type="float" office:value="-59.82" calcext:value-type="float">
            <text:p>-59,82</text:p>
          </table:table-cell>
          <table:table-cell table:style-name="ce31" office:value-type="float" office:value="-54.98" calcext:value-type="float">
            <text:p>-54,98</text:p>
          </table:table-cell>
          <table:table-cell table:style-name="ce14"/>
          <table:table-cell table:style-name="ce3" office:value-type="float" office:value="900" calcext:value-type="float">
            <text:p>900</text:p>
          </table:table-cell>
          <table:table-cell table:style-name="ce19" table:formula="of:=-([.$B$22]+[.$B$3]-[.$B$23]-[.B18])" office:value-type="float" office:value="-27.46" calcext:value-type="float">
            <text:p>-27,46</text:p>
          </table:table-cell>
          <table:table-cell table:style-name="ce19" table:formula="of:=-([.$B$22]+[.$C$3]-[.$B$23]-[.C18])" office:value-type="float" office:value="-27.21" calcext:value-type="float">
            <text:p>-27,21</text:p>
          </table:table-cell>
          <table:table-cell table:style-name="ce19" table:formula="of:=-([.$B$22]+[.$D$3]-[.$B$23]-[.D18])" office:value-type="float" office:value="-27.4" calcext:value-type="float">
            <text:p>-27,40</text:p>
          </table:table-cell>
          <table:table-cell table:style-name="ce19" table:formula="of:=-([.$B$22]+[.$E$3]-[.$B$23]-[.E18])" office:value-type="float" office:value="-27.56" calcext:value-type="float">
            <text:p>-27,56</text:p>
          </table:table-cell>
          <table:table-cell table:number-columns-repeated="5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1" office:value-type="float" office:value="-72.8" calcext:value-type="float">
            <text:p>-72,8</text:p>
          </table:table-cell>
          <table:table-cell table:style-name="ce31" office:value-type="float" office:value="-67.1" calcext:value-type="float">
            <text:p>-67,1</text:p>
          </table:table-cell>
          <table:table-cell table:style-name="ce31" office:value-type="float" office:value="-62.5" calcext:value-type="float">
            <text:p>-62,5</text:p>
          </table:table-cell>
          <table:table-cell table:style-name="ce31" office:value-type="float" office:value="-57.74" calcext:value-type="float">
            <text:p>-57,74</text:p>
          </table:table-cell>
          <table:table-cell table:style-name="ce14"/>
          <table:table-cell table:style-name="ce3" office:value-type="float" office:value="1000" calcext:value-type="float">
            <text:p>1000</text:p>
          </table:table-cell>
          <table:table-cell table:style-name="ce19" table:formula="of:=-([.$B$22]+[.$B$3]-[.$B$23]-[.B19])" office:value-type="float" office:value="-30.38" calcext:value-type="float">
            <text:p>-30,38</text:p>
          </table:table-cell>
          <table:table-cell table:style-name="ce19" table:formula="of:=-([.$B$22]+[.$C$3]-[.$B$23]-[.C19])" office:value-type="float" office:value="-29.68" calcext:value-type="float">
            <text:p>-29,68</text:p>
          </table:table-cell>
          <table:table-cell table:style-name="ce19" table:formula="of:=-([.$B$22]+[.$D$3]-[.$B$23]-[.D19])" office:value-type="float" office:value="-30.08" calcext:value-type="float">
            <text:p>-30,08</text:p>
          </table:table-cell>
          <table:table-cell table:style-name="ce19" table:formula="of:=-([.$B$22]+[.$E$3]-[.$B$23]-[.E19])" office:value-type="float" office:value="-30.32" calcext:value-type="float">
            <text:p>-30,32</text:p>
          </table:table-cell>
          <table:table-cell table:number-columns-repeated="5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2" office:value-type="float" office:value="-94.46" calcext:value-type="float">
            <text:p>-94,46</text:p>
          </table:table-cell>
          <table:table-cell table:style-name="ce31" office:value-type="float" office:value="-91.55" calcext:value-type="float">
            <text:p>-91,55</text:p>
          </table:table-cell>
          <table:table-cell table:style-name="ce31" office:value-type="float" office:value="-84.57" calcext:value-type="float">
            <text:p>-84,57</text:p>
          </table:table-cell>
          <table:table-cell table:style-name="ce31" office:value-type="float" office:value="-83.07" calcext:value-type="float">
            <text:p>-83,07</text:p>
          </table:table-cell>
          <table:table-cell table:style-name="ce14"/>
          <table:table-cell table:style-name="ce3" office:value-type="float" office:value="2000" calcext:value-type="float">
            <text:p>2000</text:p>
          </table:table-cell>
          <table:table-cell table:style-name="ce19" table:formula="of:=-([.$B$22]+[.$B$3]-[.$B$23]-[.B20])" office:value-type="float" office:value="-52.04" calcext:value-type="float">
            <text:p>-52,04</text:p>
          </table:table-cell>
          <table:table-cell table:style-name="ce19" table:formula="of:=-([.$B$22]+[.$C$3]-[.$B$23]-[.C20])" office:value-type="float" office:value="-54.13" calcext:value-type="float">
            <text:p>-54,13</text:p>
          </table:table-cell>
          <table:table-cell table:style-name="ce19" table:formula="of:=-([.$B$22]+[.$D$3]-[.$B$23]-[.D20])" office:value-type="float" office:value="-52.15" calcext:value-type="float">
            <text:p>-52,15</text:p>
          </table:table-cell>
          <table:table-cell table:style-name="ce19" table:formula="of:=-([.$B$22]+[.$E$3]-[.$B$23]-[.E20])" office:value-type="float" office:value="-55.65" calcext:value-type="float">
            <text:p>-55,65</text:p>
          </table:table-cell>
          <table:table-cell/>
          <table:table-cell table:style-name="ce47"/>
          <table:table-cell table:number-columns-repeated="51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2">
          <table:table-cell table:style-name="ce4" office:value-type="string" calcext:value-type="string">
            <text:p>Potencia del transmisor en dBm</text:p>
          </table:table-cell>
          <table:table-cell table:style-name="ce9" office:value-type="float" office:value="-12.42" calcext:value-type="float">
            <text:p>-12,42</text:p>
          </table:table-cell>
          <table:table-cell table:style-name="ce12" office:value-type="string" calcext:value-type="string">
            <text:p>Midan la potencia con un cable de longitud corta 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tenuador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 cambiar</text:p>
          </table:table-cell>
          <table:table-cell table:number-columns-repeated="4"/>
          <table:table-cell>
            <draw:frame table:end-cell-address="Hoja1.Q54" table:end-x="0.035cm" table:end-y="0.158cm" draw:z-index="0" draw:name="Chart 1" draw:style-name="gr1" draw:text-style-name="P1" svg:width="20.162cm" svg:height="14.657cm" svg:x="1.535cm" svg:y="0.267cm">
              <draw:object draw:notify-on-update-of-ranges="Hoja1.G5:Hoja1.G20 Hoja1.H5:Hoja1.H20 Hoja1.G5:Hoja1.G20 Hoja1.I5:Hoja1.I20 Hoja1.G5:Hoja1.G20 Hoja1.J5:Hoja1.J20 Hoja1.G5:Hoja1.G20 Hoja1.K5:Hoja1.K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/>
          <table:table-cell>
            <draw:frame table:end-cell-address="Hoja1.G52" table:end-x="1.885cm" table:end-y="0.396cm" draw:z-index="1" draw:name="Chart 2" draw:style-name="gr1" draw:text-style-name="P1" svg:width="13.358cm" svg:height="13.572cm" svg:x="0.081cm" svg:y="0.159cm">
              <draw:object draw:notify-on-update-of-ranges="Hoja1.A5:Hoja1.A20 Hoja1.B5:Hoja1.B20 Hoja1.A5:Hoja1.A20 Hoja1.C5:Hoja1.C20 Hoja1.A5:Hoja1.A20 Hoja1.D5:Hoja1.D20 Hoja1.A5:Hoja1.A20 Hoja1.E5:Hoja1.E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977">
          <table:table-cell table:number-columns-repeated="64"/>
        </table:table-row>
        <table:table-row table:style-name="ro3" table:number-rows-repeated="104757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name-asian="Linux Libertine G" style:font-family-asian="'Linux Libertine G'" style:font-family-generic-asian="system" style:font-pitch-asian="variable" style:font-size-asian="11pt" style:font-name-complex="Liberation sans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14:35:13.318506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8:02:35</meta:creation-date>
    <meta:generator>LibreOffice/6.4.7.2$Linux_X86_64 LibreOffice_project/40$Build-2</meta:generator>
    <dc:date>2022-06-08T15:12:08.873783570</dc:date>
    <meta:editing-duration>PT4M54S</meta:editing-duration>
    <meta:editing-cycles>1</meta:editing-cycles>
    <meta:document-statistic meta:table-count="1" meta:cell-count="184" meta:object-count="2"/>
    <meta:user-defined meta:name="ContentTypeId">0x010100110FE193CB7A714F83BC2777BC76593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'liberation sans'" style:font-size-asian="9pt" style:font-family-complex="'liberation sans'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true" chart:maximum="2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a5a5a5" draw:fill-color="#a5a5a5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c000" draw:fill-color="#ffc000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163cm" svg:height="14.658cm" xlink:href=".." xlink:type="simple" chart:class="chart:scatter" chart:style-name="ch1">
        <chart:legend chart:legend-position="bottom" svg:x="5.163cm" svg:y="14.086cm" style:legend-expansion="wide" chart:style-name="ch2"/>
        <chart:plot-area chart:style-name="ch3" table:cell-range-address="Hoja1.G5:Hoja1.K20" chart:data-source-has-labels="row" svg:x="0.403cm" svg:y="0.293cm" svg:width="19.357cm" svg:height="12.286cm">
          <chartooo:coordinate-region svg:x="1.033cm" svg:y="0.479cm" svg:width="18.302cm" svg:height="11.915cm"/>
          <chart:axis chart:dimension="x" chart:name="primary-x" chart:style-name="ch4">
            <chart:title svg:x="8.667cm" svg:y="12.873cm" chart:style-name="ch5">
              <text:p>Frecuencia MHz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oja1.H5:Hoja1.H20" loext:label-string="&quot;GTX = 0 dB&quot;" chart:class="chart:scatter">
            <chart:domain table:cell-range-address="Hoja1.G5:Hoja1.G20"/>
            <chart:data-point chart:repeated="16"/>
          </chart:series>
          <chart:series chart:style-name="ch9" chart:values-cell-range-address="Hoja1.I5:Hoja1.I20" loext:label-string="&quot;GTX = 5 dB&quot;" chart:class="chart:scatter">
            <chart:data-point chart:repeated="16"/>
          </chart:series>
          <chart:series chart:style-name="ch10" chart:values-cell-range-address="Hoja1.J5:Hoja1.J20" loext:label-string="&quot;GTX = 10 dB&quot;" chart:class="chart:scatter">
            <chart:data-point chart:repeated="16"/>
          </chart:series>
          <chart:series chart:style-name="ch11" chart:values-cell-range-address="Hoja1.K5:Hoja1.K20" loext:label-string="&quot;GTX = 15 dB&quot;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GTX = 0 dB</text:p>
              </table:table-cell>
              <table:table-cell office:value-type="string">
                <text:p>GTX = 5 dB</text:p>
              </table:table-cell>
              <table:table-cell office:value-type="string">
                <text:p>GTX = 10 dB</text:p>
              </table:table-cell>
              <table:table-cell office:value-type="string">
                <text:p>GTX = 15 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1.G5:Hoja1.G20</svg:desc>
                </draw:g>
              </table:table-cell>
              <table:table-cell office:value-type="float" office:value="-3.1">
                <text:p>-3.1</text:p>
                <draw:g>
                  <svg:desc>Hoja1.H5:Hoja1.H20</svg:desc>
                </draw:g>
              </table:table-cell>
              <table:table-cell office:value-type="float" office:value="-2.07">
                <text:p>-2.07</text:p>
                <draw:g>
                  <svg:desc>Hoja1.I5:Hoja1.I20</svg:desc>
                </draw:g>
              </table:table-cell>
              <table:table-cell office:value-type="float" office:value="-0.769999999999996">
                <text:p>-0.769999999999996</text:p>
                <draw:g>
                  <svg:desc>Hoja1.J5:Hoja1.J20</svg:desc>
                </draw:g>
              </table:table-cell>
              <table:table-cell office:value-type="float" office:value="-2.13">
                <text:p>-2.13</text:p>
                <draw:g>
                  <svg:desc>Hoja1.K5:Hoja1.K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1.03">
                <text:p>-1.03</text:p>
              </table:table-cell>
              <table:table-cell office:value-type="float" office:value="-0.850000000000001">
                <text:p>-0.850000000000001</text:p>
              </table:table-cell>
              <table:table-cell office:value-type="float" office:value="-0.859999999999999">
                <text:p>-0.859999999999999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-0.879999999999995">
                <text:p>-0.879999999999995</text:p>
              </table:table-cell>
              <table:table-cell office:value-type="float" office:value="-0.809999999999995">
                <text:p>-0.809999999999995</text:p>
              </table:table-cell>
              <table:table-cell office:value-type="float" office:value="-0.850000000000001">
                <text:p>-0.85000000000000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-1.3">
                <text:p>-1.3</text:p>
              </table:table-cell>
              <table:table-cell office:value-type="float" office:value="-1.16">
                <text:p>-1.16</text:p>
              </table:table-cell>
              <table:table-cell office:value-type="float" office:value="-1.15">
                <text:p>-1.15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-1.6">
                <text:p>-1.6</text:p>
              </table:table-cell>
              <table:table-cell office:value-type="float" office:value="-1.55">
                <text:p>-1.55</text:p>
              </table:table-cell>
              <table:table-cell office:value-type="float" office:value="-1.47">
                <text:p>-1.47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-2.06">
                <text:p>-2.06</text:p>
              </table:table-cell>
              <table:table-cell office:value-type="float" office:value="-1.97">
                <text:p>-1.97</text:p>
              </table:table-cell>
              <table:table-cell office:value-type="float" office:value="-1.83">
                <text:p>-1.83</text:p>
              </table:table-cell>
              <table:table-cell office:value-type="float" office:value="-2.05">
                <text:p>-2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-6.48">
                <text:p>-6.48</text:p>
              </table:table-cell>
              <table:table-cell office:value-type="float" office:value="-5.78">
                <text:p>-5.78</text:p>
              </table:table-cell>
              <table:table-cell office:value-type="float" office:value="-6.64">
                <text:p>-6.64</text:p>
              </table:table-cell>
              <table:table-cell office:value-type="float" office:value="-6.09">
                <text:p>-6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-9.18">
                <text:p>-9.18</text:p>
              </table:table-cell>
              <table:table-cell office:value-type="float" office:value="-9.23">
                <text:p>-9.23</text:p>
              </table:table-cell>
              <table:table-cell office:value-type="float" office:value="-9.38">
                <text:p>-9.38</text:p>
              </table:table-cell>
              <table:table-cell office:value-type="float" office:value="-9.61">
                <text:p>-9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12.48">
                <text:p>-12.48</text:p>
              </table:table-cell>
              <table:table-cell office:value-type="float" office:value="-12.24">
                <text:p>-12.24</text:p>
              </table:table-cell>
              <table:table-cell office:value-type="float" office:value="-12.31">
                <text:p>-12.31</text:p>
              </table:table-cell>
              <table:table-cell office:value-type="float" office:value="-12.76">
                <text:p>-12.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-15.19">
                <text:p>-15.19</text:p>
              </table:table-cell>
              <table:table-cell office:value-type="float" office:value="-15.37">
                <text:p>-15.37</text:p>
              </table:table-cell>
              <table:table-cell office:value-type="float" office:value="-15.58">
                <text:p>-15.58</text:p>
              </table:table-cell>
              <table:table-cell office:value-type="float" office:value="-15.93">
                <text:p>-15.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-18.32">
                <text:p>-18.32</text:p>
              </table:table-cell>
              <table:table-cell office:value-type="float" office:value="-19.75">
                <text:p>-19.75</text:p>
              </table:table-cell>
              <table:table-cell office:value-type="float" office:value="-18.38">
                <text:p>-18.38</text:p>
              </table:table-cell>
              <table:table-cell office:value-type="float" office:value="-18.87">
                <text:p>-18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-21.47">
                <text:p>-21.47</text:p>
              </table:table-cell>
              <table:table-cell office:value-type="float" office:value="-22.65">
                <text:p>-22.65</text:p>
              </table:table-cell>
              <table:table-cell office:value-type="float" office:value="-21.75">
                <text:p>-21.75</text:p>
              </table:table-cell>
              <table:table-cell office:value-type="float" office:value="-21.91">
                <text:p>-21.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-24.06">
                <text:p>-24.06</text:p>
              </table:table-cell>
              <table:table-cell office:value-type="float" office:value="-25.45">
                <text:p>-25.45</text:p>
              </table:table-cell>
              <table:table-cell office:value-type="float" office:value="-24.93">
                <text:p>-24.93</text:p>
              </table:table-cell>
              <table:table-cell office:value-type="float" office:value="-24.92">
                <text:p>-24.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-27.46">
                <text:p>-27.46</text:p>
              </table:table-cell>
              <table:table-cell office:value-type="float" office:value="-27.21">
                <text:p>-27.21</text:p>
              </table:table-cell>
              <table:table-cell office:value-type="float" office:value="-27.4">
                <text:p>-27.4</text:p>
              </table:table-cell>
              <table:table-cell office:value-type="float" office:value="-27.56">
                <text:p>-27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-30.38">
                <text:p>-30.38</text:p>
              </table:table-cell>
              <table:table-cell office:value-type="float" office:value="-29.68">
                <text:p>-29.68</text:p>
              </table:table-cell>
              <table:table-cell office:value-type="float" office:value="-30.08">
                <text:p>-30.08</text:p>
              </table:table-cell>
              <table:table-cell office:value-type="float" office:value="-30.32">
                <text:p>-30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-52.04">
                <text:p>-52.04</text:p>
              </table:table-cell>
              <table:table-cell office:value-type="float" office:value="-54.13">
                <text:p>-54.13</text:p>
              </table:table-cell>
              <table:table-cell office:value-type="float" office:value="-52.15">
                <text:p>-52.15</text:p>
              </table:table-cell>
              <table:table-cell office:value-type="float" office:value="-55.65">
                <text:p>-55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'liberation sans'" style:font-size-asian="9pt" style:font-family-complex="'liberation sans'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true" chart:maximum="2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a5a5a5" draw:fill-color="#a5a5a5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c000" draw:fill-color="#ffc000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3.359cm" svg:height="13.573cm" xlink:href=".." xlink:type="simple" chart:class="chart:scatter" chart:style-name="ch1">
        <chart:legend chart:legend-position="bottom" svg:x="1.761cm" svg:y="13.001cm" style:legend-expansion="wide" chart:style-name="ch2"/>
        <chart:plot-area chart:style-name="ch3" table:cell-range-address="Hoja1.A5:Hoja1.E20" chart:data-source-has-labels="row" svg:x="1.327cm" svg:y="0.271cm" svg:width="11.765cm" svg:height="11.245cm">
          <chartooo:coordinate-region svg:x="1.957cm" svg:y="0.457cm" svg:width="10.71cm" svg:height="10.874cm"/>
          <chart:axis chart:dimension="x" chart:name="primary-x" chart:style-name="ch4">
            <chart:title svg:x="5.795cm" svg:y="11.788cm" chart:style-name="ch5">
              <text:p>Frecuencia MHz</text:p>
            </chart:title>
            <chart:grid chart:style-name="ch6" chart:class="major"/>
          </chart:axis>
          <chart:axis chart:dimension="y" chart:name="primary-y" chart:style-name="ch7">
            <chart:title svg:x="0.451cm" svg:y="7.571cm" chart:style-name="ch8">
              <text:p>Potencia RX [dBm]</text:p>
            </chart:title>
            <chart:grid chart:style-name="ch6" chart:class="major"/>
          </chart:axis>
          <chart:series chart:style-name="ch9" chart:values-cell-range-address="Hoja1.B5:Hoja1.B20" loext:label-string="&quot;GTX = 0 dB&quot;" chart:class="chart:scatter">
            <chart:domain table:cell-range-address="Hoja1.A5:Hoja1.A20"/>
            <chart:data-point chart:repeated="16"/>
          </chart:series>
          <chart:series chart:style-name="ch10" chart:values-cell-range-address="Hoja1.C5:Hoja1.C20" loext:label-string="&quot;GTX = 5 dB&quot;" chart:class="chart:scatter">
            <chart:data-point chart:repeated="16"/>
          </chart:series>
          <chart:series chart:style-name="ch11" chart:values-cell-range-address="Hoja1.D5:Hoja1.D20" loext:label-string="&quot;GTX = 10 dB&quot;" chart:class="chart:scatter">
            <chart:data-point chart:repeated="16"/>
          </chart:series>
          <chart:series chart:style-name="ch12" chart:values-cell-range-address="Hoja1.E5:Hoja1.E20" loext:label-string="&quot;GTX = 15 dB&quot;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GTX = 0 dB</text:p>
              </table:table-cell>
              <table:table-cell office:value-type="string">
                <text:p>GTX = 5 dB</text:p>
              </table:table-cell>
              <table:table-cell office:value-type="string">
                <text:p>GTX = 10 dB</text:p>
              </table:table-cell>
              <table:table-cell office:value-type="string">
                <text:p>GTX = 15 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1.A5:Hoja1.A20</svg:desc>
                </draw:g>
              </table:table-cell>
              <table:table-cell office:value-type="float" office:value="-45.52">
                <text:p>-45.52</text:p>
                <draw:g>
                  <svg:desc>Hoja1.B5:Hoja1.B20</svg:desc>
                </draw:g>
              </table:table-cell>
              <table:table-cell office:value-type="float" office:value="-39.49">
                <text:p>-39.49</text:p>
                <draw:g>
                  <svg:desc>Hoja1.C5:Hoja1.C20</svg:desc>
                </draw:g>
              </table:table-cell>
              <table:table-cell office:value-type="float" office:value="-33.19">
                <text:p>-33.19</text:p>
                <draw:g>
                  <svg:desc>Hoja1.D5:Hoja1.D20</svg:desc>
                </draw:g>
              </table:table-cell>
              <table:table-cell office:value-type="float" office:value="-29.55">
                <text:p>-29.55</text:p>
                <draw:g>
                  <svg:desc>Hoja1.E5:Hoja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43.45">
                <text:p>-43.45</text:p>
              </table:table-cell>
              <table:table-cell office:value-type="float" office:value="-38.27">
                <text:p>-38.27</text:p>
              </table:table-cell>
              <table:table-cell office:value-type="float" office:value="-33.28">
                <text:p>-33.28</text:p>
              </table:table-cell>
              <table:table-cell office:value-type="float" office:value="-28.55">
                <text:p>-28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-43.3">
                <text:p>-43.3</text:p>
              </table:table-cell>
              <table:table-cell office:value-type="float" office:value="-38.23">
                <text:p>-38.23</text:p>
              </table:table-cell>
              <table:table-cell office:value-type="float" office:value="-33.27">
                <text:p>-33.27</text:p>
              </table:table-cell>
              <table:table-cell office:value-type="float" office:value="-28.45">
                <text:p>-28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-43.72">
                <text:p>-43.72</text:p>
              </table:table-cell>
              <table:table-cell office:value-type="float" office:value="-38.58">
                <text:p>-38.58</text:p>
              </table:table-cell>
              <table:table-cell office:value-type="float" office:value="-33.57">
                <text:p>-33.57</text:p>
              </table:table-cell>
              <table:table-cell office:value-type="float" office:value="-28.69">
                <text:p>-28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-44.02">
                <text:p>-44.02</text:p>
              </table:table-cell>
              <table:table-cell office:value-type="float" office:value="-38.97">
                <text:p>-38.97</text:p>
              </table:table-cell>
              <table:table-cell office:value-type="float" office:value="-33.89">
                <text:p>-33.89</text:p>
              </table:table-cell>
              <table:table-cell office:value-type="float" office:value="-29.02">
                <text:p>-29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-44.48">
                <text:p>-44.48</text:p>
              </table:table-cell>
              <table:table-cell office:value-type="float" office:value="-39.39">
                <text:p>-39.39</text:p>
              </table:table-cell>
              <table:table-cell office:value-type="float" office:value="-34.25">
                <text:p>-34.25</text:p>
              </table:table-cell>
              <table:table-cell office:value-type="float" office:value="-29.47">
                <text:p>-29.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-48.9">
                <text:p>-48.9</text:p>
              </table:table-cell>
              <table:table-cell office:value-type="float" office:value="-43.2">
                <text:p>-43.2</text:p>
              </table:table-cell>
              <table:table-cell office:value-type="float" office:value="-39.06">
                <text:p>-39.06</text:p>
              </table:table-cell>
              <table:table-cell office:value-type="float" office:value="-33.51">
                <text:p>-33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-51.6">
                <text:p>-51.6</text:p>
              </table:table-cell>
              <table:table-cell office:value-type="float" office:value="-46.65">
                <text:p>-46.65</text:p>
              </table:table-cell>
              <table:table-cell office:value-type="float" office:value="-41.8">
                <text:p>-41.8</text:p>
              </table:table-cell>
              <table:table-cell office:value-type="float" office:value="-37.03">
                <text:p>-37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54.9">
                <text:p>-54.9</text:p>
              </table:table-cell>
              <table:table-cell office:value-type="float" office:value="-49.66">
                <text:p>-49.66</text:p>
              </table:table-cell>
              <table:table-cell office:value-type="float" office:value="-44.73">
                <text:p>-44.73</text:p>
              </table:table-cell>
              <table:table-cell office:value-type="float" office:value="-40.18">
                <text:p>-40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-57.61">
                <text:p>-57.61</text:p>
              </table:table-cell>
              <table:table-cell office:value-type="float" office:value="-52.79">
                <text:p>-52.79</text:p>
              </table:table-cell>
              <table:table-cell office:value-type="float" office:value="-48">
                <text:p>-48</text:p>
              </table:table-cell>
              <table:table-cell office:value-type="float" office:value="-43.35">
                <text:p>-43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-60.74">
                <text:p>-60.74</text:p>
              </table:table-cell>
              <table:table-cell office:value-type="float" office:value="-57.17">
                <text:p>-57.17</text:p>
              </table:table-cell>
              <table:table-cell office:value-type="float" office:value="-50.8">
                <text:p>-50.8</text:p>
              </table:table-cell>
              <table:table-cell office:value-type="float" office:value="-46.29">
                <text:p>-46.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-63.89">
                <text:p>-63.89</text:p>
              </table:table-cell>
              <table:table-cell office:value-type="float" office:value="-60.07">
                <text:p>-60.07</text:p>
              </table:table-cell>
              <table:table-cell office:value-type="float" office:value="-54.17">
                <text:p>-54.17</text:p>
              </table:table-cell>
              <table:table-cell office:value-type="float" office:value="-49.33">
                <text:p>-49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-66.48">
                <text:p>-66.48</text:p>
              </table:table-cell>
              <table:table-cell office:value-type="float" office:value="-62.87">
                <text:p>-62.87</text:p>
              </table:table-cell>
              <table:table-cell office:value-type="float" office:value="-57.35">
                <text:p>-57.35</text:p>
              </table:table-cell>
              <table:table-cell office:value-type="float" office:value="-52.34">
                <text:p>-52.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-69.88">
                <text:p>-69.88</text:p>
              </table:table-cell>
              <table:table-cell office:value-type="float" office:value="-64.63">
                <text:p>-64.63</text:p>
              </table:table-cell>
              <table:table-cell office:value-type="float" office:value="-59.82">
                <text:p>-59.82</text:p>
              </table:table-cell>
              <table:table-cell office:value-type="float" office:value="-54.98">
                <text:p>-54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-72.8">
                <text:p>-72.8</text:p>
              </table:table-cell>
              <table:table-cell office:value-type="float" office:value="-67.1">
                <text:p>-67.1</text:p>
              </table:table-cell>
              <table:table-cell office:value-type="float" office:value="-62.5">
                <text:p>-62.5</text:p>
              </table:table-cell>
              <table:table-cell office:value-type="float" office:value="-57.74">
                <text:p>-57.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-94.46">
                <text:p>-94.46</text:p>
              </table:table-cell>
              <table:table-cell office:value-type="float" office:value="-91.55">
                <text:p>-91.55</text:p>
              </table:table-cell>
              <table:table-cell office:value-type="float" office:value="-84.57">
                <text:p>-84.57</text:p>
              </table:table-cell>
              <table:table-cell office:value-type="float" office:value="-83.07">
                <text:p>-83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